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fill-hatch-solid="false" draw:textarea-vertical-align="middle"/>
    </style:style>
    <style:style style:name="gr2" style:family="graphic" style:parent-style-name="standard">
      <style:graphic-properties svg:stroke-width="0.2cm" svg:stroke-color="#000000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5" style:family="graphic" style:parent-style-name="standard">
      <style:graphic-properties svg:stroke-width="0cm" svg:stroke-color="#000000" draw:marker-start-width="0.2cm" draw:marker-end-width="0.2cm" draw:fill="solid" draw:fill-color="#dddddd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6" style:family="graphic" style:parent-style-name="standard">
      <style:graphic-properties svg:stroke-width="0cm" svg:stroke-color="#000000" draw:marker-start-width="0.2cm" draw:marker-end-width="0.2cm" draw:fill="solid" draw:fill-color="#eeeee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solid" draw:fill-color="#00cc00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stroke="none" draw:fill="solid" draw:fill-color="#ffff99" draw:opacity="50%" draw:textarea-vertical-align="middle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7cm" svg:height="15.7cm" svg:x="8.4cm" svg:y="4.3cm">
          <text:p/>
        </draw:rect>
        <draw:custom-shape draw:style-name="gr2" draw:text-style-name="P1" draw:layer="layout" svg:width="7cm" svg:height="4.1cm" svg:x="1.4cm" svg:y="11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7cm" svg:height="4.1cm" svg:x="1.4cm" svg:y="7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7cm" svg:height="6.3cm" svg:x="1.4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7cm" svg:height="3.3cm" svg:x="8.4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7cm" svg:height="3.3cm" svg:x="12.601cm" svg:y="7.3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0.7cm" svg:height="3.3cm" svg:x="13.302cm" svg:y="7.3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0.7cm" svg:height="3.3cm" svg:x="14.003cm" svg:y="7.3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0.7cm" svg:height="3.3cm" svg:x="14.704cm" svg:y="7.30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1" draw:layer="layout" svg:x1="11.7cm" svg:y1="7.3cm" svg:x2="15.4cm" svg:y2="7.3cm">
          <text:p/>
        </draw:line>
        <draw:line draw:style-name="gr7" draw:text-style-name="P1" draw:layer="layout" svg:x1="11.7cm" svg:y1="10.6cm" svg:x2="15.4cm" svg:y2="10.6cm">
          <text:p/>
        </draw:line>
        <draw:custom-shape draw:style-name="gr8" draw:text-style-name="P1" draw:layer="layout" svg:width="0.494cm" svg:height="0.494cm" svg:x="6.528cm" svg:y="8.2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05cm" svg:height="1.05cm" svg:x="6.25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936.5079365079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3.5cm" svg:height="0.001cm" svg:x="11.8cm" svg:y="7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0.001cm" svg:height="0.5cm" svg:x="11.8cm" svg:y="7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6cm" svg:height="7.4cm" svg:x="11.8cm" svg:y="10.6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polygon draw:style-name="gr9" draw:text-style-name="P1" draw:layer="layout" svg:width="6.899cm" svg:height="9.299cm" svg:x="8.5cm" svg:y="2.5cm" svg:viewBox="0 0 6900 9300" draw:points="0,9200 1600,0 6900,4600 6900,7000 0,9300">
          <text:p/>
        </draw:polygon>
        <draw:polygon draw:style-name="gr9" draw:text-style-name="P1" draw:layer="layout" svg:width="6.899cm" svg:height="3.899cm" svg:x="1.5cm" svg:y="11.5cm" svg:viewBox="0 0 6900 3900" draw:points="6900,100 5200,3900 0,3900 0,500 6900,0">
          <text:p/>
        </draw:polygon>
        <draw:polygon draw:style-name="gr9" draw:text-style-name="P1" draw:layer="layout" svg:width="6.799cm" svg:height="6.199cm" svg:x="1.5cm" svg:y="1.1cm" svg:viewBox="0 0 6800 6200" draw:points="200,0 6800,0 6800,3000 0,6200">
          <text:p/>
        </draw:polygon>
        <draw:custom-shape draw:style-name="gr2" draw:text-style-name="P1" draw:layer="layout" svg:width="7cm" svg:height="4.399cm" svg:x="1.401cm" svg:y="15.6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6cm" svg:height="1.9cm" svg:x="11.8cm" svg:y="18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polygon draw:style-name="gr9" draw:text-style-name="P1" draw:layer="layout" svg:width="14.07cm" svg:height="16.23cm" draw:transform="skewX (0.0441568300754483) rotate (2.05948851735292) translate (21.5320411443227cm 21.0813185196457cm)" svg:viewBox="0 0 14071 16231" draw:points="0,16056 3263,0 14071,8026 14071,12215 0,16231">
          <text:p/>
        </draw:polygon>
        <draw:polygon draw:style-name="gr9" draw:text-style-name="P1" draw:layer="layout" svg:width="3.399cm" svg:height="1.699cm" svg:x="11.9cm" svg:y="18.1cm" svg:viewBox="0 0 3400 1700" draw:points="0,1100 1100,0 3400,0 3400,1700 1100,17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3-08T01:11:02.41</meta:creation-date>
    <meta:editing-duration>PT1H50M1S</meta:editing-duration>
    <meta:editing-cycles>3</meta:editing-cycles>
    <meta:generator>OpenOffice/4.1.5$Win32 OpenOffice.org_project/415m1$Build-9789</meta:generator>
    <meta:initial-creator>Eric Lafon</meta:initial-creator>
    <dc:date>2019-03-16T16:12:21.19</dc:date>
    <dc:creator>jules Lafon</dc:creator>
    <meta:document-statistic meta:object-count="23"/>
  </office:meta>
</office:document-meta>
</file>